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>
            <text:p>Groups who predict heat transport properties: thermal conductivity, conductance, e-p coupling, et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method</text:p>
          </table:table-cell>
          <table:table-cell table:number-columns-repeated="9"/>
          <table:table-cell office:value-type="string">
            <text:p>packages</text:p>
          </table:table-cell>
          <table:table-cell office:value-type="string">
            <text:p>GULP</text:p>
          </table:table-cell>
          <table:table-cell office:value-type="string">
            <text:p>LAMMPS</text:p>
          </table:table-cell>
        </table:table-row>
        <table:table-row table:style-name="ro2">
          <table:table-cell/>
          <table:table-cell office:value-type="string">
            <text:p>group</text:p>
          </table:table-cell>
          <table:table-cell office:value-type="string">
            <text:p>ALD</text:p>
          </table:table-cell>
          <table:table-cell office:value-type="string">
            <text:p>AF</text:p>
          </table:table-cell>
          <table:table-cell office:value-type="string">
            <text:p>MD</text:p>
          </table:table-cell>
          <table:table-cell office:value-type="string">
            <text:p>NMD</text:p>
          </table:table-cell>
          <table:table-cell office:value-type="string">
            <text:p>MC </text:p>
          </table:table-cell>
          <table:table-cell office:value-type="string">
            <text:p>LD</text:p>
          </table:table-cell>
          <table:table-cell office:value-type="string">
            <text:p>Holland-Callaway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tpl</text:p>
          </table:table-cell>
          <table:table-cell table:number-columns-repeated="6"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hiomi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uan perdue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kavian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roido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hen (Henry, Minnich, Tian, Garg)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chelling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keblinsk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hillpo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uda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am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all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LPOLY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UL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AMM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honop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HON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ASP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BINIT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Q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IEST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2K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>
            <text:p>others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texas group with SW refit</text:p>
          </table:table-cell>
          <table:table-cell table:number-columns-repeated="11"/>
          <table:table-cell table:number-columns-repeated="2" office:value-type="string">
            <text:p>x</text:p>
          </table:table-cell>
        </table:table-row>
        <table:table-row table:style-name="ro1" table:number-rows-repeated="104854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Larkin</meta:initial-creator>
    <meta:creation-date>2013-01-24T03:59:14</meta:creation-date>
    <dc:date>2013-01-24T04:13:54</dc:date>
    <dc:creator>Jason Larkin</dc:creator>
    <meta:editing-duration>P0D</meta:editing-duration>
    <meta:editing-cycles>1</meta:editing-cycles>
    <meta:document-statistic meta:table-count="3" meta:cell-count="69" meta:object-count="0"/>
    <meta:generator>LibreOffice/3.5$Linux_X86_64 LibreOffice_project/350m1$Build-2</meta:generator>
  </office:meta>
</office:document-meta>
</file>